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presentation="urn:oasis:names:tc:opendocument:xmlns:presentation: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http://www.w3.org/2001/SMIL2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5.449cm"/>
    </style:style>
    <style:style style:name="gr2" style:family="graphic" style:parent-style-name="objectwithoutfill">
      <style:graphic-properties svg:stroke-width="0.2cm" draw:marker-start-width="0.6cm" draw:marker-end-width="0.6cm" draw:fill="none" draw:textarea-horizontal-align="center" draw:textarea-vertical-align="middle" fo:padding-top="0.1cm" fo:padding-bottom="0.1cm" fo:padding-left="0.1cm" fo:padding-right="0.1cm"/>
    </style:style>
    <style:style style:name="gr3" style:family="graphic" style:parent-style-name="objectwithoutfill">
      <style:graphic-properties svg:stroke-width="0.1cm" draw:marker-start-width="0.45cm" draw:marker-end-width="0.45cm" draw:fill="none" draw:textarea-horizontal-align="center" draw:textarea-vertical-align="middle" fo:padding-top="0.05cm" fo:padding-bottom="0.05cm" fo:padding-left="0.05cm" fo:padding-right="0.0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Osaka−等幅" style:font-family-generic="roman" style:font-pitch="variable" style:font-family-asian="Osaka−等幅" style:font-pitch-asian="variable"/>
    </style:style>
    <style:style style:name="T1" style:family="text">
      <style:text-properties fo:font-family="Osaka−等幅" style:font-family-generic="roman" style:font-pitch="variable" style:font-family-asian="Osaka−等幅" style:font-pitch-asian="variable"/>
    </style:style>
    <style:style style:name="T2" style:family="text">
      <style:text-properties fo:font-family="'MS UI Gothic'" style:font-family-generic="modern" style:font-pitch="variable" style:font-family-asian="'MS UI Gothic'" style:font-family-generic-asian="modern" style:font-pitch-asian="variable" style:font-family-complex="'MS UI Gothic'" style:font-family-generic-complex="modern" style:font-pitch-complex="variable"/>
    </style:style>
    <style:style style:name="T3" style:family="text">
      <style:text-properties fo:font-family="Osaka−等幅" style:font-family-generic="roman" style:font-pitch="variable" fo:font-style="italic" style:font-family-asian="Osaka−等幅" style:font-pitch-asian="variable"/>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標準">
        <draw:frame draw:style-name="gr1" draw:text-style-name="P2" draw:layer="layout" svg:width="13.294cm" svg:height="5.464cm" svg:x="5.192cm" svg:y="16.164cm">
          <draw:text-box>
            <text:p text:style-name="P1"><text:span text:style-name="T1">Namazu</text:span><text:span text:style-name="T2">は手軽に使えることを</text:span></text:p>
            <text:p text:style-name="P1"><text:span text:style-name="T2">第一に目指した</text:span></text:p>
            <text:p text:style-name="P1"><text:span text:style-name="T2">日本語全文検索システムです。</text:span></text:p>
            <text:p text:style-name="P1"><text:span text:style-name="T2">このファイルはテスト用です。</text:span><text:span text:style-name="T2"><text:tab/></text:span></text:p>
            <text:p text:style-name="P1"><text:span text:style-name="T1"/></text:p>
            <text:p text:style-name="P1"><text:span text:style-name="T3"><text:s text:c="14"/></text:span><text:span text:style-name="T3"><text:a xlink:href="mailto:test@namazu.org">test@namazu.org</text:a></text:span></text:p>
          </draw:text-box>
        </draw:frame>
        <draw:g>
          <draw:path draw:style-name="gr2" draw:layer="layout" svg:width="9.076cm" svg:height="5.733cm" svg:x="6.537cm" svg:y="7.018cm" svg:viewBox="0 0 9077 5734" svg:d="m0 4000c96-196 156-423 335-564s343-323 564-406c226-85 449-188 688-229 193-33 384-113 582-88 224 28 424-37 653-18 188 15 376-11 564-18 230-9 458 36 688 36 188 0 378 15 565-18 207-36 415-81 617-141 210-63 415-145 617-229s368-231 547-353c221-150 390-364 582-547 183-175 373-352 512-564 112-171 61-372 141-565 70-169 308-463 459-176 122 232 402 265 617 370 178 88 431 263 317 512-97 211-322 266-511 335-174 64-368 83-529 176-206 119-391 283-529 476s-245 402-371 600c-140 221-280 436-405 670-109 204-171 420-283 618-126 223-296 419-458 617-192 234-412 450-653 635-193 148-388 329-635 371-187 32-364 98-547 141-208 49-422 107-635 88s-425 6-635-53-434-66-652-88-421-82-635-106c-221-25-447-53-653-141s-387-236-512-423c-117-176-236-352-317-547-70-168-80-365 0-529v0">
            <text:p text:style-name="P1"/>
          </draw:path>
          <draw:path draw:style-name="gr2" draw:layer="layout" svg:width="6.279cm" svg:height="2.534cm" svg:x="7.717cm" svg:y="12.049cm" svg:viewBox="0 0 6280 2535" svg:d="m0 335c31 214 64 432 141 635s187 402 317 582c157 217 347 406 547 582 172 152 398 233 617 300 187 57 384 77 582 88 217 13 436 20 653 0s431-94 635-176c199-80 354-234 529-353 194-132 404-240 600-370 219-146 431-307 617-494 176-177 368-342 512-547 151-217 427-324 529-582v0">
            <text:p text:style-name="P1"/>
          </draw:path>
          <draw:path draw:style-name="gr2" draw:layer="layout" svg:width="4.499cm" svg:height="2.364cm" svg:x="6.744cm" svg:y="8.044cm" svg:viewBox="0 0 4500 2365" svg:d="m124 2364c-108-173-115-378-123-574-8-188 65-356 123-525 65-190 197-348 318-509 154-206 406-260 617-378 177-99 383-143 582-197 203-56 412-74 618-115s394 54 599 49c175-4 358-26 530 17 200 49 384-53 582-17l194-32 211-49 124-34">
            <text:p text:style-name="P1"/>
          </draw:path>
          <draw:path draw:style-name="gr2" draw:layer="layout" svg:width="0.829cm" svg:height="0.708cm" svg:x="5.917cm" svg:y="10.224cm" svg:viewBox="0 0 830 709" svg:d="m829 705c-189 8-415 12-547-141-137-160-242-355-282-564v0">
            <text:p text:style-name="P1"/>
          </draw:path>
          <draw:path draw:style-name="gr2" draw:layer="layout" svg:width="0.367cm" svg:height="1.2cm" svg:x="6.555cm" svg:y="12.04cm" svg:viewBox="0 0 368 1201" svg:d="m367 0c-125 178-268 352-335 565-59 187-34 392 52 564l53 71">
            <text:p text:style-name="P1"/>
          </draw:path>
          <draw:path draw:style-name="gr2" draw:layer="layout" svg:width="1.09cm" svg:height="0.991cm" svg:x="9.196cm" svg:y="8.684cm" svg:viewBox="0 0 1091 992" svg:d="m1 973c-17-201 143-330 159-529 15-194 186-390 406-406 178-13 457-142 511 159 32 182 17 447-212 494l-176 123-176 177v0">
            <text:p text:style-name="P1"/>
          </draw:path>
          <draw:line draw:style-name="gr3" draw:layer="layout" svg:x1="7.011cm" svg:y1="11.176cm" svg:x2="6.959cm" svg:y2="11.335cm">
            <text:p text:style-name="P1"/>
          </draw:line>
          <draw:polyline draw:style-name="gr3" draw:layer="layout" svg:width="0.07cm" svg:height="0.194cm" svg:x="7.223cm" svg:y="11.794cm" svg:viewBox="0 0 71 195" draw:points="0,0 70,176 70,194">
            <text:p text:style-name="P1"/>
          </draw:polyline>
          <draw:path draw:style-name="gr3" draw:layer="layout" svg:width="0.459cm" svg:height="0.706cm" svg:x="14.119cm" svg:y="7.472cm" svg:viewBox="0 0 460 707" svg:d="m459 0c-170 155-202 379-300 572l-159 134">
            <text:p text:style-name="P1"/>
          </draw:path>
          <draw:path draw:style-name="gr3" draw:layer="layout" svg:width="0.547cm" svg:height="0.618cm" svg:x="14.296cm" svg:y="7.648cm" svg:viewBox="0 0 548 619" svg:d="m0 618c200-137 313-356 476-529l71-89">
            <text:p text:style-name="P1"/>
          </draw:path>
          <draw:path draw:style-name="gr3" draw:layer="layout" svg:width="0.935cm" svg:height="0.494cm" svg:x="14.49cm" svg:y="7.913cm" svg:viewBox="0 0 936 495" svg:d="m0 494c178-92 399-108 529-282l176-141 177-53 53-18">
            <text:p text:style-name="P1"/>
          </draw:path>
          <draw:path draw:style-name="gr3" draw:layer="layout" svg:width="0.723cm" svg:height="0.582cm" svg:x="14.419cm" svg:y="7.737cm" svg:viewBox="0 0 724 583" svg:d="m0 582c203-86 388-217 529-388l177-177 17-17">
            <text:p text:style-name="P1"/>
          </draw:path>
          <draw:polyline draw:style-name="gr3" draw:layer="layout" svg:width="0.247cm" svg:height="0.423cm" svg:x="9.533cm" svg:y="8.813cm" svg:viewBox="0 0 248 424" draw:points="0,423 106,246 230,70 247,0">
            <text:p text:style-name="P1"/>
          </draw:polyline>
          <draw:polyline draw:style-name="gr3" draw:layer="layout" svg:width="0.353cm" svg:height="0.406cm" svg:x="9.674cm" svg:y="8.883cm" svg:viewBox="0 0 354 407" draw:points="0,406 177,247 318,71 353,0">
            <text:p text:style-name="P1"/>
          </draw:polyline>
          <draw:path draw:style-name="gr2" draw:layer="layout" svg:width="1.651cm" svg:height="1.08cm" svg:x="9.868cm" svg:y="12.693cm" svg:viewBox="0 0 1652 1081" svg:d="m0 88c170 157 360 303 476 511 110 197 251 445 476 477 197 28 424-90 530-283 81-148 280-337 88-529-166-165-364-74-547-106l-176-123-18-35">
            <text:p text:style-name="P1"/>
          </draw:path>
          <draw:polyline draw:style-name="gr3" draw:layer="layout" svg:width="0.423cm" svg:height="0.405cm" svg:x="10.521cm" svg:y="13.169cm" svg:viewBox="0 0 424 406" draw:points="0,0 105,176 282,335 423,405">
            <text:p text:style-name="P1"/>
          </draw:polyline>
          <draw:polyline draw:style-name="gr3" draw:layer="layout" svg:width="0.512cm" svg:height="0.299cm" svg:x="10.626cm" svg:y="13.134cm" svg:viewBox="0 0 513 300" draw:points="0,0 177,141 353,299 512,299">
            <text:p text:style-name="P1"/>
          </draw:polyline>
          <draw:polyline draw:style-name="gr3" draw:layer="layout" svg:width="0.529cm" svg:height="0.141cm" svg:x="10.785cm" svg:y="13.063cm" svg:viewBox="0 0 530 142" draw:points="0,0 177,88 371,141 529,141">
            <text:p text:style-name="P1"/>
          </draw:polyline>
          <draw:path draw:style-name="gr3" draw:layer="layout" svg:width="0.617cm" svg:height="0.229cm" svg:x="8.263cm" svg:y="12.058cm" svg:viewBox="0 0 618 230" svg:d="m0 0c81 191 325 286 511 194l106-89">
            <text:p text:style-name="P1"/>
          </draw:path>
          <draw:polyline draw:style-name="gr3" draw:layer="layout" svg:width="0.141cm" svg:height="0.406cm" svg:x="7.222cm" svg:y="10.276cm" svg:viewBox="0 0 142 407" draw:points="71,0 0,176 88,353 141,406">
            <text:p text:style-name="P1"/>
          </draw:polyline>
          <draw:path draw:style-name="gr2" draw:layer="layout" svg:width="1.409cm" svg:height="0.873cm" svg:x="10.98cm" svg:y="9.702cm" svg:viewBox="0 0 1410 874" svg:d="m0 873c97-192 242-351 335-547 88-185 328-308 529-247 186 56 447-187 529-18 101 208-292 273-459 371-174 102-343 219-529 300l-176 53-176 35-18 17z">
            <text:p text:style-name="P1"/>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presentation="urn:oasis:names:tc:opendocument:xmlns:presentation: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http://www.w3.org/2001/SMIL2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none" fo:country="none" style:font-family-asian="'HG Mincho Light J'" style:font-pitch-asian="variable" style:font-size-asian="24pt" style:language-asian="ja" style:country-asian="JP"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http://www.w3.org/2001/SMIL20/" xmlns:anim="urn:oasis:names:tc:opendocument:xmlns:animation:1.0" office:version="1.0">
  <office:meta>
    <meta:generator>OpenOffice.org/1.9.79$Win32 OpenOffice.org_project/680m79$Build-8876$CWS-ooo20beta</meta:generator>
    <dc:title>Namazuのテスト</dc:title>
    <dc:description>Copyright (C) 2000-2005 Namazu Project. All rights reserved. </dc:description>
    <dc:subject>Namazuのテスト（OpenOfficeDraw1.9.79）</dc:subject>
    <meta:initial-creator>Yukio USUDA</meta:initial-creator>
    <meta:creation-date>2003-03-16T20:12:26</meta:creation-date>
    <dc:creator>Yukio USUDA</dc:creator>
    <dc:date>2005-04-14T23:28:06</dc:date>
    <meta:keyword>OpenOfficeDraw</meta:keyword>
    <dc:language>ja-JP</dc:language>
    <meta:editing-cycles>6</meta:editing-cycles>
    <meta:editing-duration>PT1H53M42S</meta:editing-duration>
    <meta:user-defined meta:name="Info 1"/>
    <meta:user-defined meta:name="Info 2"/>
    <meta:user-defined meta:name="Info 3"/>
    <meta:user-defined meta:name="Info 4"/>
    <meta:document-statistic meta:object-count="23"/>
  </office:meta>
</office:document-meta>
</file>